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cm" svg:height="7.78cm" svg:x="0.235cm" svg:y="0.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07cm" fo:margin-bottom="0.096cm" fo:margin-left="0.095cm" fo:margin-right="0.095cm" fo:page-width="13.5cm" fo:page-height="8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6T13:21:10.158273826</meta:creation-date>
    <dc:date>2020-03-06T16:23:13.210691135</dc:date>
    <meta:editing-duration>PT1H52M57S</meta:editing-duration>
    <meta:editing-cycles>11</meta:editing-cycles>
    <meta:generator>LibreOffice/5.1.6.2$Linux_X86_64 LibreOffice_project/10m0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solid" svg:stroke-width="0cm" svg:stroke-color="#3465a4" draw:stroke-linejoin="round" svg:stroke-linecap="butt" draw:fill="none"/>
    </style:style>
    <style:style style:name="gr4" style:family="graphic" style:parent-style-name="standard">
      <style:graphic-properties draw:stroke="solid" svg:stroke-width="0.211cm" svg:stroke-color="#000000" draw:stroke-linejoin="round" svg:stroke-linecap="butt" draw:fill="none" fo:padding-top="0.105cm" fo:padding-bottom="0.105cm" fo:padding-left="0.105cm" fo:padding-right="0.105cm"/>
    </style:style>
    <style:style style:name="gr5" style:family="graphic" style:parent-style-name="standard">
      <style:graphic-properties draw:stroke="solid" svg:stroke-width="0.211cm" svg:stroke-color="#cccccc" draw:stroke-linejoin="round" svg:stroke-linecap="butt" draw:fill="none" fo:padding-top="0.105cm" fo:padding-bottom="0.105cm" fo:padding-left="0.105cm" fo:padding-right="0.105cm"/>
    </style:style>
    <style:style style:name="gr6" style:family="graphic" style:parent-style-name="standard">
      <style:graphic-properties draw:stroke="dash" draw:stroke-dash="stroke-dash7" svg:stroke-width="0cm" svg:stroke-color="#000000" draw:stroke-linejoin="round" svg:stroke-linecap="butt" draw:fill="non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none"/>
    </style:style>
  </office:automatic-styles>
  <office:body>
    <office:drawing>
      <draw:page draw:name="page1" draw:style-name="dp1" draw:master-page-name="master-page3">
        <draw:polygon draw:style-name="gr1" draw:text-style-name="P1" draw:layer="layout" svg:width="27.999cm" svg:height="15.748cm" svg:x="0cm" svg:y="0.001cm" svg:viewBox="0 0 28000 15749" draw:points="0,0 28000,0 28000,15749 0,15749">
          <text:p/>
        </draw:polygon>
        <draw:path draw:style-name="gr2" draw:text-style-name="P2" draw:layer="layout" svg:width="1.101cm" svg:height="1.101cm" svg:x="4.183cm" svg:y="7.384cm" svg:viewBox="0 0 1102 1102" svg:d="M551 0c315 0 551 237 551 550 0 311-236 552-551 552-311 0-551-241-551-552 0-313 240-550 551-550zM0 0zM1102 1102z">
          <text:p/>
        </draw:path>
        <draw:path draw:style-name="gr3" draw:text-style-name="P3" draw:layer="layout" svg:width="1.101cm" svg:height="1.101cm" svg:x="4.183cm" svg:y="7.384cm" svg:viewBox="0 0 1102 1102" svg:d="M551 0c315 0 551 237 551 550 0 311-236 552-551 552-311 0-551-241-551-552 0-313 240-550 551-550z">
          <text:p/>
        </draw:path>
        <draw:polygon draw:style-name="gr3" draw:text-style-name="P3" draw:layer="layout" svg:width="0cm" svg:height="0cm" svg:x="4.183cm" svg:y="7.384cm" svg:viewBox="0 0 0 0" draw:points="0,0">
          <text:p/>
        </draw:polygon>
        <draw:polygon draw:style-name="gr3" draw:text-style-name="P3" draw:layer="layout" svg:width="0cm" svg:height="0cm" svg:x="5.284cm" svg:y="8.485cm" svg:viewBox="0 0 0 0" draw:points="0,0">
          <text:p/>
        </draw:polygon>
        <draw:path draw:style-name="gr2" draw:text-style-name="P2" draw:layer="layout" svg:width="1.101cm" svg:height="1.101cm" svg:x="10.498cm" svg:y="7.299cm" svg:viewBox="0 0 1102 1102" svg:d="M551 0c313 0 551 240 551 551 0 314-238 551-551 551-311 0-551-237-551-551 0-311 240-551 551-551zM0 0zM1102 1102z">
          <text:p/>
        </draw:path>
        <draw:path draw:style-name="gr3" draw:text-style-name="P3" draw:layer="layout" svg:width="1.101cm" svg:height="1.101cm" svg:x="10.498cm" svg:y="7.299cm" svg:viewBox="0 0 1102 1102" svg:d="M551 0c313 0 551 240 551 551 0 314-238 551-551 551-311 0-551-237-551-551 0-311 240-551 551-551z">
          <text:p/>
        </draw:path>
        <draw:polygon draw:style-name="gr3" draw:text-style-name="P3" draw:layer="layout" svg:width="0cm" svg:height="0cm" svg:x="10.498cm" svg:y="7.299cm" svg:viewBox="0 0 0 0" draw:points="0,0">
          <text:p/>
        </draw:polygon>
        <draw:polygon draw:style-name="gr3" draw:text-style-name="P3" draw:layer="layout" svg:width="0cm" svg:height="0cm" svg:x="11.599cm" svg:y="8.4cm" svg:viewBox="0 0 0 0" draw:points="0,0">
          <text:p/>
        </draw:polygon>
        <draw:path draw:style-name="gr2" draw:text-style-name="P2" draw:layer="layout" svg:width="1.101cm" svg:height="1.101cm" svg:x="16.4cm" svg:y="7.299cm" svg:viewBox="0 0 1102 1102" svg:d="M550 0c312 0 552 240 552 551 0 314-240 551-552 551-313 0-550-237-550-551 0-311 237-551 550-551zM0 0zM1102 1102z">
          <text:p/>
        </draw:path>
        <draw:path draw:style-name="gr3" draw:text-style-name="P3" draw:layer="layout" svg:width="1.101cm" svg:height="1.101cm" svg:x="16.4cm" svg:y="7.299cm" svg:viewBox="0 0 1102 1102" svg:d="M550 0c312 0 552 240 552 551 0 314-240 551-552 551-313 0-550-237-550-551 0-311 237-551 550-551z">
          <text:p/>
        </draw:path>
        <draw:polygon draw:style-name="gr3" draw:text-style-name="P3" draw:layer="layout" svg:width="0cm" svg:height="0cm" svg:x="16.4cm" svg:y="7.299cm" svg:viewBox="0 0 0 0" draw:points="0,0">
          <text:p/>
        </draw:polygon>
        <draw:polygon draw:style-name="gr3" draw:text-style-name="P3" draw:layer="layout" svg:width="0cm" svg:height="0cm" svg:x="17.501cm" svg:y="8.4cm" svg:viewBox="0 0 0 0" draw:points="0,0">
          <text:p/>
        </draw:polygon>
        <draw:path draw:style-name="gr2" draw:text-style-name="P2" draw:layer="layout" svg:width="1.1cm" svg:height="1.101cm" svg:x="26.899cm" svg:y="0.184cm" svg:viewBox="0 0 1101 1102" svg:d="M551 0c314 0 550 236 550 551 0 311-236 551-550 551-310 0-551-240-551-551 0-315 241-551 551-551zM0 0zM1101 1102z">
          <text:p/>
        </draw:path>
        <draw:path draw:style-name="gr3" draw:text-style-name="P3" draw:layer="layout" svg:width="1.1cm" svg:height="1.101cm" svg:x="26.899cm" svg:y="0.184cm" svg:viewBox="0 0 1101 1102" svg:d="M551 0c314 0 550 236 550 551 0 311-236 551-550 551-310 0-551-240-551-551 0-315 241-551 551-551z">
          <text:p/>
        </draw:path>
        <draw:polygon draw:style-name="gr3" draw:text-style-name="P3" draw:layer="layout" svg:width="0cm" svg:height="0cm" svg:x="26.899cm" svg:y="0.184cm" svg:viewBox="0 0 0 0" draw:points="0,0">
          <text:p/>
        </draw:polygon>
        <draw:polygon draw:style-name="gr3" draw:text-style-name="P3" draw:layer="layout" svg:width="0cm" svg:height="0cm" svg:x="27.999cm" svg:y="1.285cm" svg:viewBox="0 0 0 0" draw:points="0,0">
          <text:p/>
        </draw:polygon>
        <draw:path draw:style-name="gr2" draw:text-style-name="P2" draw:layer="layout" svg:width="1.101cm" svg:height="1.1cm" svg:x="19.286cm" svg:y="0.283cm" svg:viewBox="0 0 1102 1101" svg:d="M550 0c311 0 548 240 548 551 0 314-237 550-548 550-314 0-550-236-550-550 0-311 236-551 550-551zM0 0zM1102 1101z">
          <text:p/>
        </draw:path>
        <draw:path draw:style-name="gr3" draw:text-style-name="P3" draw:layer="layout" svg:width="1.097cm" svg:height="1.1cm" svg:x="19.286cm" svg:y="0.283cm" svg:viewBox="0 0 1098 1101" svg:d="M550 0c311 0 548 240 548 551 0 314-237 550-548 550-314 0-550-236-550-550 0-311 236-551 550-551z">
          <text:p/>
        </draw:path>
        <draw:polygon draw:style-name="gr3" draw:text-style-name="P3" draw:layer="layout" svg:width="0cm" svg:height="0cm" svg:x="19.286cm" svg:y="0.283cm" svg:viewBox="0 0 0 0" draw:points="0,0">
          <text:p/>
        </draw:polygon>
        <draw:polygon draw:style-name="gr3" draw:text-style-name="P3" draw:layer="layout" svg:width="0cm" svg:height="0cm" svg:x="20.387cm" svg:y="1.383cm" svg:viewBox="0 0 0 0" draw:points="0,0">
          <text:p/>
        </draw:polygon>
        <draw:path draw:style-name="gr2" draw:text-style-name="P2" draw:layer="layout" svg:width="1.101cm" svg:height="1.101cm" svg:x="26.786cm" svg:y="14.584cm" svg:viewBox="0 0 1102 1102" svg:d="M551 0c311 0 547 237 547 552 0 310-236 550-547 550-314 0-551-240-551-550 0-315 237-552 551-552zM0 0zM1102 1102z">
          <text:p/>
        </draw:path>
        <draw:path draw:style-name="gr3" draw:text-style-name="P3" draw:layer="layout" svg:width="1.097cm" svg:height="1.101cm" svg:x="26.786cm" svg:y="14.584cm" svg:viewBox="0 0 1098 1102" svg:d="M551 0c311 0 547 237 547 552 0 310-236 550-547 550-314 0-551-240-551-550 0-315 237-552 551-552z">
          <text:p/>
        </draw:path>
        <draw:polygon draw:style-name="gr3" draw:text-style-name="P3" draw:layer="layout" svg:width="0cm" svg:height="0cm" svg:x="26.786cm" svg:y="14.584cm" svg:viewBox="0 0 0 0" draw:points="0,0">
          <text:p/>
        </draw:polygon>
        <draw:polygon draw:style-name="gr3" draw:text-style-name="P3" draw:layer="layout" svg:width="0cm" svg:height="0cm" svg:x="27.887cm" svg:y="15.685cm" svg:viewBox="0 0 0 0" draw:points="0,0">
          <text:p/>
        </draw:polygon>
        <draw:path draw:style-name="gr2" draw:text-style-name="P2" draw:layer="layout" svg:width="1.1cm" svg:height="1.1cm" svg:x="22.299cm" svg:y="7.201cm" svg:viewBox="0 0 1101 1101" svg:d="M551 0c314 0 550 236 550 550 0 310-236 551-550 551-312 0-551-241-551-551 0-314 239-550 551-550zM0 0zM1101 1101z">
          <text:p/>
        </draw:path>
        <draw:path draw:style-name="gr3" draw:text-style-name="P3" draw:layer="layout" svg:width="1.1cm" svg:height="1.1cm" svg:x="22.299cm" svg:y="7.201cm" svg:viewBox="0 0 1101 1101" svg:d="M551 0c314 0 550 236 550 550 0 310-236 551-550 551-312 0-551-241-551-551 0-314 239-550 551-550z">
          <text:p/>
        </draw:path>
        <draw:polygon draw:style-name="gr3" draw:text-style-name="P3" draw:layer="layout" svg:width="0cm" svg:height="0cm" svg:x="22.299cm" svg:y="7.201cm" svg:viewBox="0 0 0 0" draw:points="0,0">
          <text:p/>
        </draw:polygon>
        <draw:polygon draw:style-name="gr3" draw:text-style-name="P3" draw:layer="layout" svg:width="0cm" svg:height="0cm" svg:x="23.399cm" svg:y="8.301cm" svg:viewBox="0 0 0 0" draw:points="0,0">
          <text:p/>
        </draw:polygon>
        <draw:path draw:style-name="gr2" draw:text-style-name="P2" draw:layer="layout" svg:width="1.101cm" svg:height="1.104cm" svg:x="18.986cm" svg:y="14.482cm" svg:viewBox="0 0 1102 1105" svg:d="M548 0c314 0 550 240 550 551 0 314-236 551-550 551-312 0-548-237-548-551 0-311 236-551 548-551zM0 0zM1102 1105z">
          <text:p/>
        </draw:path>
        <draw:path draw:style-name="gr3" draw:text-style-name="P3" draw:layer="layout" svg:width="1.097cm" svg:height="1.101cm" svg:x="18.986cm" svg:y="14.482cm" svg:viewBox="0 0 1098 1102" svg:d="M548 0c314 0 550 240 550 551 0 314-236 551-550 551-311 0-548-237-548-551 0-311 237-551 548-551z">
          <text:p/>
        </draw:path>
        <draw:polygon draw:style-name="gr3" draw:text-style-name="P3" draw:layer="layout" svg:width="0cm" svg:height="0cm" svg:x="18.986cm" svg:y="14.482cm" svg:viewBox="0 0 0 0" draw:points="0,0">
          <text:p/>
        </draw:polygon>
        <draw:polygon draw:style-name="gr3" draw:text-style-name="P3" draw:layer="layout" svg:width="0cm" svg:height="0cm" svg:x="20.087cm" svg:y="15.586cm" svg:viewBox="0 0 0 0" draw:points="0,0">
          <text:p/>
        </draw:polygon>
        <draw:line draw:style-name="gr4" draw:text-style-name="P3" draw:layer="layout" svg:x1="6.272cm" svg:y1="7.967cm" svg:x2="9.501cm" svg:y2="7.903cm">
          <text:p/>
        </draw:line>
        <draw:polygon draw:style-name="gr2" draw:text-style-name="P2" draw:layer="layout" svg:width="0.932cm" svg:height="0.618cm" svg:x="5.379cm" svg:y="7.673cm" svg:viewBox="0 0 933 619" draw:points="933,294 11,619 0,0">
          <text:p/>
        </draw:polygon>
        <draw:polygon draw:style-name="gr2" draw:text-style-name="P2" draw:layer="layout" svg:width="0.932cm" svg:height="0.617cm" svg:x="9.457cm" svg:y="7.575cm" svg:viewBox="0 0 933 618" draw:points="0,329 922,0 933,618">
          <text:p/>
        </draw:polygon>
        <draw:line draw:style-name="gr5" draw:text-style-name="P3" draw:layer="layout" svg:x1="12.386cm" svg:y1="7.8cm" svg:x2="15.613cm" svg:y2="7.8cm">
          <text:p/>
        </draw:line>
        <draw:polygon draw:style-name="gr2" draw:text-style-name="P2" draw:layer="layout" svg:width="0.928cm" svg:height="0.621cm" svg:x="11.5cm" svg:y="7.49cm" svg:viewBox="0 0 929 622" draw:points="0,311 929,622 929,0">
          <text:p/>
        </draw:polygon>
        <draw:polygon draw:style-name="gr2" draw:text-style-name="P2" draw:layer="layout" svg:width="0.928cm" svg:height="0.621cm" svg:x="15.571cm" svg:y="7.49cm" svg:viewBox="0 0 929 622" draw:points="929,311 0,0 0,622">
          <text:p/>
        </draw:polygon>
        <draw:line draw:style-name="gr5" draw:text-style-name="P3" draw:layer="layout" svg:x1="18.485cm" svg:y1="7.8cm" svg:x2="21.413cm" svg:y2="7.8cm">
          <text:p/>
        </draw:line>
        <draw:polygon draw:style-name="gr2" draw:text-style-name="P2" draw:layer="layout" svg:width="0.927cm" svg:height="0.621cm" svg:x="17.6cm" svg:y="7.49cm" svg:viewBox="0 0 928 622" draw:points="0,311 928,622 928,0">
          <text:p/>
        </draw:polygon>
        <draw:polygon draw:style-name="gr2" draw:text-style-name="P2" draw:layer="layout" svg:width="0.928cm" svg:height="0.621cm" svg:x="21.371cm" svg:y="7.49cm" svg:viewBox="0 0 929 622" draw:points="929,311 0,0 0,622">
          <text:p/>
        </draw:polygon>
        <draw:line draw:style-name="gr4" draw:text-style-name="P3" draw:layer="layout" svg:x1="0.084cm" svg:y1="8.084cm" svg:x2="3.313cm" svg:y2="8.019cm">
          <text:p/>
        </draw:line>
        <draw:polygon draw:style-name="gr2" draw:text-style-name="P2" draw:layer="layout" svg:width="0.935cm" svg:height="0.619cm" svg:x="3.266cm" svg:y="7.712cm" svg:viewBox="0 0 936 620" draw:points="936,291 0,0 12,620">
          <text:p/>
        </draw:polygon>
        <draw:line draw:style-name="gr4" draw:text-style-name="P3" draw:layer="layout" svg:x1="17.515cm" svg:y1="6.263cm" svg:x2="19.153cm" svg:y2="2.205cm">
          <text:p/>
        </draw:line>
        <draw:polygon draw:style-name="gr2" draw:text-style-name="P2" draw:layer="layout" svg:width="0.635cm" svg:height="0.977cm" svg:x="16.898cm" svg:y="6.224cm" svg:viewBox="0 0 636 978" draw:points="636,0 576,978 0,745">
          <text:p/>
        </draw:polygon>
        <draw:polygon draw:style-name="gr2" draw:text-style-name="P2" draw:layer="layout" svg:width="0.635cm" svg:height="0.977cm" svg:x="19.138cm" svg:y="1.267cm" svg:viewBox="0 0 636 978" draw:points="0,978 60,0 636,234">
          <text:p/>
        </draw:polygon>
        <draw:line draw:style-name="gr4" draw:text-style-name="P3" draw:layer="layout" svg:x1="22.222cm" svg:y1="9.19cm" svg:x2="20.15cm" svg:y2="13.777cm">
          <text:p/>
        </draw:line>
        <draw:polygon draw:style-name="gr2" draw:text-style-name="P2" draw:layer="layout" svg:width="0.664cm" svg:height="0.973cm" svg:x="22.203cm" svg:y="8.256cm" svg:viewBox="0 0 665 974" draw:points="0,974 100,0 665,255">
          <text:p/>
        </draw:polygon>
        <draw:polygon draw:style-name="gr2" draw:text-style-name="P2" draw:layer="layout" svg:width="0.664cm" svg:height="0.973cm" svg:x="19.783cm" svg:y="13.611cm" svg:viewBox="0 0 665 974" draw:points="0,974 665,254 103,0">
          <text:p/>
        </draw:polygon>
        <draw:line draw:style-name="gr4" draw:text-style-name="P3" draw:layer="layout" svg:x1="21.071cm" svg:y1="15.184cm" svg:x2="25.999cm" svg:y2="15.184cm">
          <text:p/>
        </draw:line>
        <draw:polygon draw:style-name="gr2" draw:text-style-name="P2" draw:layer="layout" svg:width="0.928cm" svg:height="0.617cm" svg:x="20.185cm" svg:y="14.874cm" svg:viewBox="0 0 929 618" draw:points="929,311 0,618 0,0">
          <text:p/>
        </draw:polygon>
        <draw:polygon draw:style-name="gr2" draw:text-style-name="P2" draw:layer="layout" svg:width="0.928cm" svg:height="0.617cm" svg:x="25.957cm" svg:y="14.874cm" svg:viewBox="0 0 929 618" draw:points="929,311 0,0 0,618">
          <text:p/>
        </draw:polygon>
        <draw:line draw:style-name="gr4" draw:text-style-name="P3" draw:layer="layout" svg:x1="21.272cm" svg:y1="0.784cm" svg:x2="26.197cm" svg:y2="0.784cm">
          <text:p/>
        </draw:line>
        <draw:polygon draw:style-name="gr2" draw:text-style-name="P2" draw:layer="layout" svg:width="0.928cm" svg:height="0.621cm" svg:x="20.383cm" svg:y="0.473cm" svg:viewBox="0 0 929 622" draw:points="0,311 929,622 929,0">
          <text:p/>
        </draw:polygon>
        <draw:polygon draw:style-name="gr2" draw:text-style-name="P2" draw:layer="layout" svg:width="0.928cm" svg:height="0.621cm" svg:x="26.158cm" svg:y="0.473cm" svg:viewBox="0 0 929 622" draw:points="929,311 0,0 0,622">
          <text:p/>
        </draw:polygon>
        <draw:line draw:style-name="gr4" draw:text-style-name="P3" draw:layer="layout" svg:x1="24.271cm" svg:y1="7.83cm" svg:x2="28cm" svg:y2="7.783cm">
          <text:p/>
        </draw:line>
        <draw:polygon draw:style-name="gr2" draw:text-style-name="P2" draw:layer="layout" svg:width="0.931cm" svg:height="0.621cm" svg:x="23.385cm" svg:y="7.518cm" svg:viewBox="0 0 932 622" draw:points="0,322 932,622 922,0">
          <text:p/>
        </draw:polygon>
        <draw:path draw:style-name="gr6" draw:text-style-name="P3" draw:layer="layout" svg:width="13.421cm" svg:height="5.115cm" svg:x="0.176cm" svg:y="5.469cm" svg:viewBox="0 0 13422 5116" svg:d="M46 0c645 518 1467 670 2247 839 748 159 1527 32 2293 43 646 10 1295 0 1940 0 633 0 1264-18 1899 0 720 21 1440-113 2159-43 558 53 1133-88 1676 43 473 116 945 268 1104 970 120 544 50 978-176 1366-300 511-850 878-1503 970-663 95-1316 236-1983 222-719-14-1439-21-2162-42-646-21-1289-67-1938-46-677 21-1355 4-2028 0-565-3-1122 60-1676 219-508 148-1094 32-1545 356l-353 219">
          <text:p/>
        </draw:path>
        <draw:path draw:style-name="gr6" draw:text-style-name="P3" draw:layer="layout" svg:width="13.147cm" svg:height="10.153cm" svg:x="14.769cm" svg:y="0.089cm" svg:viewBox="0 0 13148 10154" svg:d="M13148 2515c-850-134-1708-92-2558-88-501 0-1005-32-1499 42-568 85-1076 349-1545 706-505 384-1097 606-1588 1058-511 473-892 978-1101 1589-163 476-346 889-353 1411-11 557-385 1040-621 1545-261 564-790 889-1277 1231-483 342-932-4-1323-173-639-282-695-1002-1058-1499-343-466-240-1048-43-1503 233-540 388-1072 526-1630 152-604 624-1101 751-1719 96-462 321-896 353-1369 32-486 131-966 88-1453v-487l46-176">
          <text:p/>
        </draw:path>
        <draw:path draw:style-name="gr6" draw:text-style-name="P3" draw:layer="layout" svg:width="12.213cm" svg:height="9.582cm" svg:x="16.009cm" svg:y="5.765cm" svg:viewBox="0 0 12214 9583" svg:d="M0 9583c628-197 927-839 1411-1235 550-452 592-1055 971-1588 335-476 455-1069 660-1633 190-522 405-1059 751-1496 392-504 353-995 660-1503 367-607 779-1150 1234-1672 392-452 1009-487 1542-441 536 42 1221 4 1545 441 314 416 487 896 399 1496-88 575-92 1153-441 1679-374 554-727 1118-1104 1672-258 381-247 921-89 1369 233 653 985 596 1546 663 592 67 1143-130 1718 42l529-42 575-46 307 46">
          <text:p/>
        </draw:path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stroke-dash7" draw:style="rect" draw:dots1="2" draw:dots1-length="0.026cm" draw:dots2="1" draw:dots2-length="0.202cm" draw:distance="0.2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7.998cm" fo:page-height="15.7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